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8781" officeooo:paragraph-rsid="00178781"/>
    </style:style>
    <style:style style:name="P2" style:family="paragraph" style:parent-style-name="Standard">
      <style:text-properties officeooo:rsid="00191a9b" officeooo:paragraph-rsid="00191a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krathi – V0.1</text:p>
      <text:p text:style-name="P2">Prakrathi V0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0:24:26.349023516</meta:creation-date>
    <dc:date>2019-08-16T10:29:28.233426599</dc:date>
    <meta:editing-duration>PT1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4" meta:character-count="30" meta:non-whitespace-character-count="27"/>
  </office:meta>
</office:document-meta>
</file>